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0070c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deded" draw:opacity="100%" draw:stroke="solid" svg:stroke-width="0.01389in" svg:stroke-color="#adb9c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Calibri" style:font-family-complex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Calibri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1">
      <style:drawing-page-properties draw:fill="solid" draw:fill-color="#bdd7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9dc3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solid" draw:fill-color="#bdd7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solid" draw:fill-color="#bdd7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9dc3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0070c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4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0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6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3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0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6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4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8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4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4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6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8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4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9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5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5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5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8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8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3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6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1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9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1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1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4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6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6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4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2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9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2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0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</office:automatic-styles>
  <office:body>
    <office:presentation>
      <draw:page draw:name="Slide1" draw:style-name="a359" draw:master-page-name="Master1-Layout1-title-Diapositiva-de-título" presentation:presentation-page-layout-name="Master1-PPL1" draw:id="Slide-256">
        <draw:custom-shape svg:width="5.27778in" svg:height="3.44136in" draw:id="id63" draw:style-name="a362" draw:transform="translate(-2.63889in -1.72068in) rotate(-0.12217) translate(6.66049in 3.8287in)" draw:name="Nube 3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frame draw:id="id64" presentation:style-name="a366" draw:name="Título 1" svg:x="1.66667in" svg:y="1.22743in" svg:width="10in" svg:height="2.61111in" presentation:class="title" presentation:placeholder="false">
          <draw:text-box>
            <text:p text:style-name="a365" text:class-names="" text:cond-style-name=""><text:span text:style-name="a363" text:class-names="">Get</text:span><text:span text:style-name="a364" text:class-names=""/></text:p>
          </draw:text-box>
          <svg:title/>
          <svg:desc/>
        </draw:frame>
        <draw:frame draw:id="id65" presentation:style-name="a370" draw:name="Subtítulo 2" svg:x="1.66667in" svg:y="3.93924in" svg:width="10in" svg:height="1.81076in" presentation:class="subtitle" presentation:placeholder="false">
          <draw:text-box>
            <text:p text:style-name="a369" text:class-names="" text:cond-style-name=""><text:span text:style-name="a367" text:class-names="">Jessica Duarte</text:span><text:span text:style-name="a368" text:class-names=""/></text:p>
          </draw:text-box>
          <svg:title/>
          <svg:desc/>
        </draw:frame>
      </draw:page>
      <draw:page draw:name="Slide2" draw:style-name="a371" draw:master-page-name="Master1-Layout2-obj-Título-y-objetos" presentation:presentation-page-layout-name="Master1-PPL2" draw:id="Slide-257">
        <draw:frame draw:id="id66" presentation:style-name="a386" draw:name="Título 1" svg:x="0.91667in" svg:y="0.39931in" svg:width="11.5in" svg:height="1.44965in" presentation:class="title" presentation:placeholder="false">
          <draw:text-box>
            <text:p text:style-name="a383" text:class-names="" text:cond-style-name=""><text:span text:style-name="a372" text:class-names="">Get</text:span><text:span text:style-name="a373" text:class-names=""> </text:span><text:span text:style-name="a374" text:class-names="">meaning</text:span><text:span text:style-name="a375" text:class-names=""><text:s text:c="1"/>‘</text:span><text:span text:style-name="a376" text:class-names="">fetch</text:span><text:span text:style-name="a377" text:class-names="">’, ‘</text:span><text:span text:style-name="a378" text:class-names="">receive</text:span><text:span text:style-name="a379" text:class-names="">’, ‘</text:span><text:span text:style-name="a380" text:class-names="">obtain</text:span><text:span text:style-name="a381" text:class-names="">’</text:span><text:span text:style-name="a382" text:class-names=""/></text:p>
            <text:p text:style-name="a385" text:class-names="" text:cond-style-name=""><text:span text:style-name="a384" text:class-names=""/></text:p>
          </draw:text-box>
          <svg:title/>
          <svg:desc/>
        </draw:frame>
        <draw:frame draw:id="id67" presentation:style-name="a573" draw:name="Marcador de contenido 2" svg:x="0.91667in" svg:y="1.78048in" svg:width="11.5in" svg:height="5.56115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387" text:class-names="">We</text:span><text:span text:style-name="a388" text:class-names=""><text:s text:c="1"/></text:span><text:span text:style-name="a389" text:class-names="">commonly</text:span><text:span text:style-name="a390" text:class-names=""><text:s text:c="1"/>use </text:span><text:span text:style-name="a391" text:class-names="">get</text:span><text:span text:style-name="a392" text:class-names=""> +<text:s text:c="1"/></text:span><text:span text:style-name="a393" text:class-names="">object</text:span><text:span text:style-name="a394" text:class-names=""><text:s text:c="1"/></text:span><text:span text:style-name="a395" text:class-names="">or</text:span><text:span text:style-name="a396" text:class-names=""> </text:span><text:span text:style-name="a397" text:class-names="">get</text:span><text:span text:style-name="a398" text:class-names=""> +<text:s text:c="1"/></text:span><text:span text:style-name="a399" text:class-names="">indirect</text:span><text:span text:style-name="a400" text:class-names=""><text:s text:c="1"/></text:span><text:span text:style-name="a401" text:class-names="">object</text:span><text:span text:style-name="a402" text:class-names=""><text:s text:c="1"/>+<text:s text:c="1"/></text:span><text:span text:style-name="a403" text:class-names="">direct</text:span><text:span text:style-name="a404" text:class-names=""><text:s text:c="1"/></text:span><text:span text:style-name="a405" text:class-names="">object</text:span><text:span text:style-name="a406" text:class-names=""><text:s text:c="1"/></text:span><text:span text:style-name="a407" text:class-names="">when</text:span><text:span text:style-name="a408" text:class-names=""><text:s text:c="1"/></text:span><text:span text:style-name="a409" text:class-names="">we</text:span><text:span text:style-name="a410" text:class-names=""><text:s text:c="1"/>mean,<text:s text:c="1"/></text:span><text:span text:style-name="a411" text:class-names="">very</text:span><text:span text:style-name="a412" text:class-names=""><text:s text:c="1"/></text:span><text:span text:style-name="a413" text:class-names="">generally</text:span><text:span text:style-name="a414" text:class-names="">, ‘</text:span><text:span text:style-name="a415" text:class-names="">fetch</text:span><text:span text:style-name="a416" text:class-names="">’<text:s text:c="1"/></text:span><text:span text:style-name="a417" text:class-names="">or</text:span><text:span text:style-name="a418" text:class-names=""><text:s text:c="1"/>‘</text:span><text:span text:style-name="a419" text:class-names="">receive</text:span><text:span text:style-name="a420" text:class-names="">’<text:s text:c="1"/></text:span><text:span text:style-name="a421" text:class-names="">or</text:span><text:span text:style-name="a422" text:class-names=""><text:s text:c="1"/>‘</text:span><text:span text:style-name="a423" text:class-names="">obtain</text:span><text:span text:style-name="a424" text:class-names="">’. In<text:s text:c="1"/></text:span><text:span text:style-name="a425" text:class-names="">these</text:span><text:span text:style-name="a426" text:class-names=""><text:s text:c="1"/></text:span><text:span text:style-name="a427" text:class-names="">examples</text:span><text:span text:style-name="a428" text:class-names=""><text:s text:c="1"/></text:span><text:span text:style-name="a429" text:class-names="">the</text:span><text:span text:style-name="a430" text:class-names=""><text:s text:c="1"/></text:span><text:span text:style-name="a431" text:class-names="">object</text:span><text:span text:style-name="a432" text:class-names=""><text:s text:c="1"/></text:span><text:span text:style-name="a433" text:class-names="">is</text:span><text:span text:style-name="a434" text:class-names=""><text:s text:c="1"/></text:span><text:span text:style-name="a435" text:class-names="">underlined</text:span><text:span text:style-name="a436" text:class-names="">:</text:span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43" text:class-names="">When</text:span><text:span text:style-name="a444" text:class-names=""><text:s text:c="1"/>are<text:s text:c="1"/></text:span><text:span text:style-name="a445" text:class-names="">you</text:span><text:span text:style-name="a446" text:class-names=""><text:s text:c="1"/></text:span><text:span text:style-name="a447" text:class-names="">going</text:span><text:span text:style-name="a448" text:class-names=""><text:s text:c="1"/></text:span><text:span text:style-name="a449" text:class-names="">to</text:span><text:span text:style-name="a450" text:class-names=""> </text:span><text:span text:style-name="a451" text:class-names="">get</text:span><text:span text:style-name="a452" text:class-names=""> </text:span><text:span text:style-name="a453" text:class-names="">your</text:span><text:span text:style-name="a454" text:class-names=""><text:s text:c="1"/>new car</text:span><text:span text:style-name="a455" text:class-names="">?</text:span><text:span text:style-name="a456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62" text:class-names="">They</text:span><text:span text:style-name="a463" text:class-names=""><text:s text:c="1"/></text:span><text:span text:style-name="a464" text:class-names="">were</text:span><text:span text:style-name="a465" text:class-names=""><text:s text:c="1"/></text:span><text:span text:style-name="a466" text:class-names="">all</text:span><text:span text:style-name="a467" text:class-names=""><text:s text:c="1"/></text:span><text:span text:style-name="a468" text:class-names="">dismissed</text:span><text:span text:style-name="a469" text:class-names=""><text:s text:c="1"/></text:span><text:span text:style-name="a470" text:class-names="">from</text:span><text:span text:style-name="a471" text:class-names=""><text:s text:c="1"/></text:span><text:span text:style-name="a472" text:class-names="">the</text:span><text:span text:style-name="a473" text:class-names=""><text:s text:c="1"/></text:span><text:span text:style-name="a474" text:class-names="">firm</text:span><text:span text:style-name="a475" text:class-names=""><text:s text:c="1"/></text:span><text:span text:style-name="a476" text:class-names="">but</text:span><text:span text:style-name="a477" text:class-names=""><text:s text:c="1"/></text:span><text:span text:style-name="a478" text:class-names="">two</text:span><text:span text:style-name="a479" text:class-names=""><text:s text:c="1"/></text:span><text:span text:style-name="a480" text:class-names="">of</text:span><text:span text:style-name="a481" text:class-names=""><text:s text:c="1"/></text:span><text:span text:style-name="a482" text:class-names="">them</text:span><text:span text:style-name="a483" text:class-names=""><text:s text:c="1"/></text:span><text:span text:style-name="a484" text:class-names="">managed</text:span><text:span text:style-name="a485" text:class-names=""><text:s text:c="1"/></text:span><text:span text:style-name="a486" text:class-names="">to</text:span><text:span text:style-name="a487" text:class-names=""> </text:span><text:span text:style-name="a488" text:class-names="">get</text:span><text:span text:style-name="a489" text:class-names=""> </text:span><text:span text:style-name="a490" text:class-names="">new<text:s text:c="1"/></text:span><text:span text:style-name="a491" text:class-names="">jobs</text:span><text:span text:style-name="a492" text:class-names=""> </text:span><text:span text:style-name="a493" text:class-names="">within</text:span><text:span text:style-name="a494" text:class-names=""><text:s text:c="1"/>a<text:s text:c="1"/></text:span><text:span text:style-name="a495" text:class-names="">week</text:span><text:span text:style-name="a496" text:class-names="">.</text:span><text:span text:style-name="a497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03" text:class-names="">These</text:span><text:span text:style-name="a504" text:class-names=""><text:s text:c="1"/></text:span><text:span text:style-name="a505" text:class-names="">examples</text:span><text:span text:style-name="a506" text:class-names=""><text:s text:c="1"/></text:span><text:span text:style-name="a507" text:class-names="">have</text:span><text:span text:style-name="a508" text:class-names=""><text:s text:c="1"/></text:span><text:span text:style-name="a509" text:class-names="">an</text:span><text:span text:style-name="a510" text:class-names=""><text:s text:c="1"/></text:span><text:span text:style-name="a511" text:class-names="">indirect</text:span><text:span text:style-name="a512" text:class-names=""><text:s text:c="1"/></text:span><text:span text:style-name="a513" text:class-names="">object</text:span><text:span text:style-name="a514" text:class-names=""><text:s text:c="1"/>(</text:span><text:span text:style-name="a515" text:class-names="">io</text:span><text:span text:style-name="a516" text:class-names="">) and a<text:s text:c="1"/></text:span><text:span text:style-name="a517" text:class-names="">direct</text:span><text:span text:style-name="a518" text:class-names=""><text:s text:c="1"/></text:span><text:span text:style-name="a519" text:class-names="">object</text:span><text:span text:style-name="a520" text:class-names=""><text:s text:c="1"/>(do):</text:span><text:span text:style-name="a521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27" text:class-names="">Can<text:s text:c="1"/></text:span><text:span text:style-name="a528" text:class-names="">you</text:span><text:span text:style-name="a529" text:class-names=""> </text:span><text:span text:style-name="a530" text:class-names="">get</text:span><text:span text:style-name="a531" text:class-names=""> </text:span><text:span text:style-name="a532" text:class-names="">[IO] </text:span><text:span text:style-name="a533" text:class-names="">me </text:span><text:span text:style-name="a534" text:class-names="">[DO] </text:span><text:span text:style-name="a535" text:class-names="">an</text:span><text:span text:style-name="a536" text:class-names=""><text:s text:c="1"/>ice-</text:span><text:span text:style-name="a537" text:class-names="">cream</text:span><text:span text:style-name="a538" text:class-names="">?<text:s text:c="1"/></text:span><text:span text:style-name="a539" text:class-names="">Thanks</text:span><text:span text:style-name="a540" text:class-names="">.</text:span><text:span text:style-name="a541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  <text:list text:style-name="a569">
              <text:list-item>
                <text:p text:style-name="a568" text:class-names="" text:cond-style-name=""><text:span text:style-name="a547" text:class-names="">Can<text:s text:c="1"/></text:span><text:span text:style-name="a548" text:class-names="">we</text:span><text:span text:style-name="a549" text:class-names=""><text:s text:c="1"/>stop<text:s text:c="1"/></text:span><text:span text:style-name="a550" text:class-names="">here</text:span><text:span text:style-name="a551" text:class-names="">? I<text:s text:c="1"/></text:span><text:span text:style-name="a552" text:class-names="">need</text:span><text:span text:style-name="a553" text:class-names=""><text:s text:c="1"/></text:span><text:span text:style-name="a554" text:class-names="">to</text:span><text:span text:style-name="a555" text:class-names=""> </text:span><text:span text:style-name="a556" text:class-names="">get</text:span><text:span text:style-name="a557" text:class-names=""> </text:span><text:span text:style-name="a558" text:class-names="">[IO]</text:span><text:span text:style-name="a559" text:class-names="">Fiona and Steven </text:span><text:span text:style-name="a560" text:class-names="">[DO]</text:span><text:span text:style-name="a561" text:class-names="">some</text:span><text:span text:style-name="a562" text:class-names=""><text:s text:c="1"/>cash<text:s text:c="1"/></text:span><text:span text:style-name="a563" text:class-names="">from</text:span><text:span text:style-name="a564" text:class-names=""><text:s text:c="1"/></text:span><text:span text:style-name="a565" text:class-names="">the</text:span><text:span text:style-name="a566" text:class-names=""><text:s text:c="1"/>cash machine.</text:span><text:span text:style-name="a567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3" draw:style-name="a574" draw:master-page-name="Master1-Layout2-obj-Título-y-objetos" presentation:presentation-page-layout-name="Master1-PPL2" draw:id="Slide-258">
        <draw:frame draw:id="id68" presentation:style-name="a585" draw:name="Título 1" svg:x="0.91667in" svg:y="0.39931in" svg:width="11.5in" svg:height="1.44965in" presentation:class="title" presentation:placeholder="false">
          <draw:text-box>
            <text:p text:style-name="a582" text:class-names="" text:cond-style-name=""><text:span text:style-name="a575" text:class-names="">Get</text:span><text:span text:style-name="a576" text:class-names=""> </text:span><text:span text:style-name="a577" text:class-names="">meaning</text:span><text:span text:style-name="a578" text:class-names=""><text:s text:c="1"/>‘</text:span><text:span text:style-name="a579" text:class-names="">become</text:span><text:span text:style-name="a580" text:class-names="">’</text:span><text:span text:style-name="a581" text:class-names=""/></text:p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9" presentation:style-name="a670" draw:name="Marcador de contenido 2" svg:x="0.91667in" svg:y="1.99653in" svg:width="11.5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586" text:class-names="">We</text:span><text:span text:style-name="a587" text:class-names=""><text:s text:c="1"/></text:span><text:span text:style-name="a588" text:class-names="">commonly</text:span><text:span text:style-name="a589" text:class-names=""><text:s text:c="1"/>use </text:span><text:span text:style-name="a590" text:class-names="">get</text:span><text:span text:style-name="a591" text:class-names=""> +<text:s text:c="1"/></text:span><text:span text:style-name="a592" text:class-names="">adjective</text:span><text:span text:style-name="a593" text:class-names=""><text:s text:c="1"/></text:span><text:span text:style-name="a594" text:class-names="">to</text:span><text:span text:style-name="a595" text:class-names=""><text:s text:c="1"/>mean ‘</text:span><text:span text:style-name="a596" text:class-names="">become</text:span><text:span text:style-name="a597" text:class-names="">’<text:s text:c="1"/></text:span><text:span text:style-name="a598" text:class-names="">or</text:span><text:span text:style-name="a599" text:class-names=""><text:s text:c="1"/></text:span><text:span text:style-name="a600" text:class-names="">to</text:span><text:span text:style-name="a601" text:class-names=""><text:s text:c="1"/>describe a<text:s text:c="1"/></text:span><text:span text:style-name="a602" text:class-names="">change</text:span><text:span text:style-name="a603" text:class-names=""><text:s text:c="1"/></text:span><text:span text:style-name="a604" text:class-names="">of</text:span><text:span text:style-name="a605" text:class-names=""><text:s text:c="1"/></text:span><text:span text:style-name="a606" text:class-names="">state</text:span><text:span text:style-name="a607" text:class-names=""><text:s text:c="1"/></text:span><text:span text:style-name="a608" text:class-names="">or</text:span><text:span text:style-name="a609" text:class-names=""><text:s text:c="1"/></text:span><text:span text:style-name="a610" text:class-names="">situation</text:span><text:span text:style-name="a611" text:class-names="">:</text:span><text:span text:style-name="a612" text:class-names=""/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18" text:class-names="">Put</text:span><text:span text:style-name="a619" text:class-names=""><text:s text:c="1"/></text:span><text:span text:style-name="a620" text:class-names="">your</text:span><text:span text:style-name="a621" text:class-names=""><text:s text:c="1"/></text:span><text:span text:style-name="a622" text:class-names="">coat</text:span><text:span text:style-name="a623" text:class-names=""><text:s text:c="1"/>and<text:s text:c="1"/></text:span><text:span text:style-name="a624" text:class-names="">scarf</text:span><text:span text:style-name="a625" text:class-names=""><text:s text:c="1"/></text:span><text:span text:style-name="a626" text:class-names="">on</text:span><text:span text:style-name="a627" text:class-names=""><text:s text:c="1"/></text:span><text:span text:style-name="a628" text:class-names="">or</text:span><text:span text:style-name="a629" text:class-names=""><text:s text:c="1"/></text:span><text:span text:style-name="a630" text:class-names="">you’ll</text:span><text:span text:style-name="a631" text:class-names=""> </text:span><text:span text:style-name="a632" text:class-names="">get</text:span><text:span text:style-name="a633" text:class-names=""> </text:span><text:span text:style-name="a634" text:class-names="">cold</text:span><text:span text:style-name="a635" text:class-names="">.</text:span><text:span text:style-name="a636" text:class-names=""/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42" text:class-names="">Let’s</text:span><text:span text:style-name="a643" text:class-names=""><text:s text:c="1"/>hope<text:s text:c="1"/></text:span><text:span text:style-name="a644" text:class-names="">she</text:span><text:span text:style-name="a645" text:class-names=""> </text:span><text:span text:style-name="a646" text:class-names="">gets</text:span><text:span text:style-name="a647" text:class-names=""> </text:span><text:span text:style-name="a648" text:class-names="">better</text:span><text:span text:style-name="a649" text:class-names=""><text:s text:c="1"/></text:span><text:span text:style-name="a650" text:class-names="">soon</text:span><text:span text:style-name="a651" text:class-names="">.</text:span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58" text:class-names="">It’s</text:span><text:span text:style-name="a659" text:class-names=""> </text:span><text:span text:style-name="a660" text:class-names="">getting</text:span><text:span text:style-name="a661" text:class-names=""> </text:span><text:span text:style-name="a662" text:class-names="">dark</text:span><text:span text:style-name="a663" text:class-names="">.</text:span><text:span text:style-name="a664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4" draw:style-name="a671" draw:master-page-name="Master1-Layout2-obj-Título-y-objetos" presentation:presentation-page-layout-name="Master1-PPL2" draw:id="Slide-259">
        <draw:frame draw:id="id70" presentation:style-name="a683" draw:name="Título 1" svg:x="0.91667in" svg:y="0.39931in" svg:width="11.5in" svg:height="1.44965in" presentation:class="title" presentation:placeholder="false">
          <draw:text-box>
            <text:p text:style-name="a680" text:class-names="" text:cond-style-name=""><text:span text:style-name="a672" text:class-names="">Get</text:span><text:span text:style-name="a673" text:class-names=""> </text:span><text:span text:style-name="a674" text:class-names="">describing</text:span><text:span text:style-name="a675" text:class-names=""><text:s text:c="1"/></text:span><text:span text:style-name="a676" text:class-names="">negative</text:span><text:span text:style-name="a677" text:class-names=""><text:s text:c="1"/></text:span><text:span text:style-name="a678" text:class-names="">events</text:span><text:span text:style-name="a679" text:class-names=""/></text:p>
            <text:p text:style-name="a682" text:class-names="" text:cond-style-name=""><text:span text:style-name="a681" text:class-names=""/></text:p>
          </draw:text-box>
          <svg:title/>
          <svg:desc/>
        </draw:frame>
        <draw:frame draw:id="id71" presentation:style-name="a797" draw:name="Marcador de contenido 2" svg:x="0.91667in" svg:y="1.99653in" svg:width="11.5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684" text:class-names="">We</text:span><text:span text:style-name="a685" text:class-names=""><text:s text:c="1"/>can use </text:span><text:span text:style-name="a686" text:class-names="">get</text:span><text:span text:style-name="a687" text:class-names=""> + </text:span><text:span text:style-name="a688" text:class-names="">-</text:span><text:span text:style-name="a689" text:class-names="">ed</text:span><text:span text:style-name="a690" text:class-names=""> </text:span><text:span text:style-name="a691" text:class-names="">form</text:span><text:span text:style-name="a692" text:class-names=""><text:s text:c="1"/></text:span><text:span text:style-name="a693" text:class-names="">to</text:span><text:span text:style-name="a694" text:class-names=""><text:s text:c="1"/>describe<text:s text:c="1"/></text:span><text:span text:style-name="a695" text:class-names="">things</text:span><text:span text:style-name="a696" text:class-names=""><text:s text:c="1"/></text:span><text:span text:style-name="a697" text:class-names="">that</text:span><text:span text:style-name="a698" text:class-names=""><text:s text:c="1"/></text:span><text:span text:style-name="a699" text:class-names="">happen</text:span><text:span text:style-name="a700" text:class-names=""><text:s text:c="1"/></text:span><text:span text:style-name="a701" text:class-names="">to</text:span><text:span text:style-name="a702" text:class-names=""><text:s text:c="1"/></text:span><text:span text:style-name="a703" text:class-names="">us</text:span><text:span text:style-name="a704" text:class-names="">,<text:s text:c="1"/></text:span><text:span text:style-name="a705" text:class-names="">often</text:span><text:span text:style-name="a706" text:class-names=""><text:s text:c="1"/></text:span><text:span text:style-name="a707" text:class-names="">things</text:span><text:span text:style-name="a708" text:class-names=""><text:s text:c="1"/></text:span><text:span text:style-name="a709" text:class-names="">which</text:span><text:span text:style-name="a710" text:class-names=""><text:s text:c="1"/>are<text:s text:c="1"/></text:span><text:span text:style-name="a711" text:class-names="">unfortunate</text:span><text:span text:style-name="a712" text:class-names=""><text:s text:c="1"/>and<text:s text:c="1"/></text:span><text:span text:style-name="a713" text:class-names="">which</text:span><text:span text:style-name="a714" text:class-names=""><text:s text:c="1"/></text:span><text:span text:style-name="a715" text:class-names="">we</text:span><text:span text:style-name="a716" text:class-names=""><text:s text:c="1"/></text:span><text:span text:style-name="a717" text:class-names="">don’t</text:span><text:span text:style-name="a718" text:class-names=""><text:s text:c="1"/></text:span><text:span text:style-name="a719" text:class-names="">want</text:span><text:span text:style-name="a720" text:class-names=""><text:s text:c="1"/></text:span><text:span text:style-name="a721" text:class-names="">to</text:span><text:span text:style-name="a722" text:class-names=""><text:s text:c="1"/></text:span><text:span text:style-name="a723" text:class-names="">happen</text:span><text:span text:style-name="a724" text:class-names="">.<text:s text:c="1"/></text:span><text:span text:style-name="a725" text:class-names="">We</text:span><text:span text:style-name="a726" text:class-names=""><text:s text:c="1"/></text:span><text:span text:style-name="a727" text:class-names="">call</text:span><text:span text:style-name="a728" text:class-names=""><text:s text:c="1"/></text:span><text:span text:style-name="a729" text:class-names="">this</text:span><text:span text:style-name="a730" text:class-names=""><text:s text:c="1"/></text:span><text:span text:style-name="a731" text:class-names="">pattern</text:span><text:span text:style-name="a732" text:class-names=""><text:s text:c="1"/></text:span><text:span text:style-name="a733" text:class-names="">the</text:span><text:span text:style-name="a734" text:class-names=""> </text:span><text:span text:style-name="a735" text:class-names="">get</text:span><text:span text:style-name="a736" text:class-names=""><text:s text:c="1"/></text:span><text:span text:style-name="a737" text:class-names="">passive</text:span><text:span text:style-name="a738" text:class-names="">:</text:span><text:span text:style-name="a739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45" text:class-names="">The</text:span><text:span text:style-name="a746" text:class-names=""><text:s text:c="1"/>cottage </text:span><text:span text:style-name="a747" text:class-names="">got</text:span><text:span text:style-name="a748" text:class-names=""> </text:span><text:span text:style-name="a749" text:class-names="">really</text:span><text:span text:style-name="a750" text:class-names=""><text:s text:c="1"/></text:span><text:span text:style-name="a751" text:class-names="">badly</text:span><text:span text:style-name="a752" text:class-names=""><text:s text:c="1"/></text:span><text:span text:style-name="a753" text:class-names="">damaged</text:span><text:span text:style-name="a754" text:class-names=""><text:s text:c="1"/>in<text:s text:c="1"/></text:span><text:span text:style-name="a755" text:class-names="">the</text:span><text:span text:style-name="a756" text:class-names=""><text:s text:c="1"/></text:span><text:span text:style-name="a757" text:class-names="">floods</text:span><text:span text:style-name="a758" text:class-names=""><text:s text:c="1"/></text:span><text:span text:style-name="a759" text:class-names="">last</text:span><text:span text:style-name="a760" text:class-names=""><text:s text:c="1"/></text:span><text:span text:style-name="a761" text:class-names="">year</text:span><text:span text:style-name="a762" text:class-names="">.</text:span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69" text:class-names="">Sorry</text:span><text:span text:style-name="a770" text:class-names=""><text:s text:c="1"/></text:span><text:span text:style-name="a771" text:class-names="">we’re</text:span><text:span text:style-name="a772" text:class-names=""><text:s text:c="1"/>late.<text:s text:c="1"/></text:span><text:span text:style-name="a773" text:class-names="">The</text:span><text:span text:style-name="a774" text:class-names=""><text:s text:c="1"/></text:span><text:span text:style-name="a775" text:class-names="">train</text:span><text:span text:style-name="a776" text:class-names=""> </text:span><text:span text:style-name="a777" text:class-names="">got</text:span><text:span text:style-name="a778" text:class-names=""> </text:span><text:span text:style-name="a779" text:class-names="">delayed</text:span><text:span text:style-name="a780" text:class-names=""><text:s text:c="1"/></text:span><text:span text:style-name="a781" text:class-names="">for</text:span><text:span text:style-name="a782" text:class-names=""><text:s text:c="1"/></text:span><text:span text:style-name="a783" text:class-names="">over</text:span><text:span text:style-name="a784" text:class-names=""><text:s text:c="1"/></text:span><text:span text:style-name="a785" text:class-names="">an</text:span><text:span text:style-name="a786" text:class-names=""><text:s text:c="1"/></text:span><text:span text:style-name="a787" text:class-names="">hour</text:span><text:span text:style-name="a788" text:class-names=""><text:s text:c="1"/></text:span><text:span text:style-name="a789" text:class-names="">outside</text:span><text:span text:style-name="a790" text:class-names=""><text:s text:c="1"/>Manchester.</text:span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5" draw:style-name="a798" draw:master-page-name="Master1-Layout2-obj-Título-y-objetos" presentation:presentation-page-layout-name="Master1-PPL2" draw:id="Slide-260">
        <draw:frame draw:id="id72" presentation:style-name="a813" draw:name="Título 1" svg:x="0.91667in" svg:y="0.39931in" svg:width="11.5in" svg:height="1.44965in" presentation:class="title" presentation:placeholder="false">
          <draw:text-box>
            <text:p text:style-name="a810" text:class-names="" text:cond-style-name=""><text:span text:style-name="a799" text:class-names="">Get</text:span><text:span text:style-name="a800" text:class-names=""> </text:span><text:span text:style-name="a801" text:class-names="">meaning</text:span><text:span text:style-name="a802" text:class-names=""><text:s text:c="1"/>‘cause<text:s text:c="1"/></text:span><text:span text:style-name="a803" text:class-names="">something</text:span><text:span text:style-name="a804" text:class-names=""><text:s text:c="1"/></text:span><text:span text:style-name="a805" text:class-names="">to</text:span><text:span text:style-name="a806" text:class-names=""><text:s text:c="1"/></text:span><text:span text:style-name="a807" text:class-names="">happen</text:span><text:span text:style-name="a808" text:class-names="">’</text:span><text:span text:style-name="a809" text:class-names=""/></text:p>
            <text:p text:style-name="a812" text:class-names="" text:cond-style-name=""><text:span text:style-name="a811" text:class-names=""/></text:p>
          </draw:text-box>
          <svg:title/>
          <svg:desc/>
        </draw:frame>
        <draw:frame draw:id="id73" presentation:style-name="a1000" draw:name="Marcador de contenido 2" svg:x="0.91667in" svg:y="1.74961in" svg:width="11.5in" svg:height="5.28337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14" text:class-names="">When</text:span><text:span text:style-name="a815" text:class-names=""><text:s text:c="1"/></text:span><text:span text:style-name="a816" text:class-names="">we</text:span><text:span text:style-name="a817" text:class-names=""><text:s text:c="1"/>use </text:span><text:span text:style-name="a818" text:class-names="">get</text:span><text:span text:style-name="a819" text:class-names=""> +<text:s text:c="1"/></text:span><text:span text:style-name="a820" text:class-names="">object</text:span><text:span text:style-name="a821" text:class-names=""><text:s text:c="1"/>(o) + </text:span><text:span text:style-name="a822" text:class-names="">-</text:span><text:span text:style-name="a823" text:class-names="">ed</text:span><text:span text:style-name="a824" text:class-names=""> </text:span><text:span text:style-name="a825" text:class-names="">form</text:span><text:span text:style-name="a826" text:class-names="">,<text:s text:c="1"/></text:span><text:span text:style-name="a827" text:class-names="">we</text:span><text:span text:style-name="a828" text:class-names=""><text:s text:c="1"/></text:span><text:span text:style-name="a829" text:class-names="">say</text:span><text:span text:style-name="a830" text:class-names=""><text:s text:c="1"/></text:span><text:span text:style-name="a831" text:class-names="">that</text:span><text:span text:style-name="a832" text:class-names=""><text:s text:c="1"/></text:span><text:span text:style-name="a833" text:class-names="">we</text:span><text:span text:style-name="a834" text:class-names=""><text:s text:c="1"/>cause<text:s text:c="1"/></text:span><text:span text:style-name="a835" text:class-names="">something</text:span><text:span text:style-name="a836" text:class-names=""><text:s text:c="1"/></text:span><text:span text:style-name="a837" text:class-names="">to</text:span><text:span text:style-name="a838" text:class-names=""><text:s text:c="1"/></text:span><text:span text:style-name="a839" text:class-names="">happen</text:span><text:span text:style-name="a840" text:class-names=""><text:s text:c="1"/></text:span><text:span text:style-name="a841" text:class-names="">or</text:span><text:span text:style-name="a842" text:class-names=""><text:s text:c="1"/></text:span><text:span text:style-name="a843" text:class-names="">to</text:span><text:span text:style-name="a844" text:class-names=""><text:s text:c="1"/>be done.<text:s text:c="1"/></text:span><text:span text:style-name="a845" text:class-names="">It</text:span><text:span text:style-name="a846" text:class-names=""><text:s text:c="1"/></text:span><text:span text:style-name="a847" text:class-names="">is</text:span><text:span text:style-name="a848" text:class-names=""><text:s text:c="1"/>a<text:s text:c="1"/></text:span><text:span text:style-name="a849" text:class-names="">less</text:span><text:span text:style-name="a850" text:class-names=""><text:s text:c="1"/>formal<text:s text:c="1"/></text:span><text:span text:style-name="a851" text:class-names="">way</text:span><text:span text:style-name="a852" text:class-names=""><text:s text:c="1"/></text:span><text:span text:style-name="a853" text:class-names="">of</text:span><text:span text:style-name="a854" text:class-names=""><text:s text:c="1"/></text:span><text:span text:style-name="a855" text:class-names="">saying</text:span><text:span text:style-name="a856" text:class-names=""> </text:span><text:span text:style-name="a857" text:class-names="">have</text:span><text:span text:style-name="a858" text:class-names=""><text:s text:c="1"/></text:span><text:span text:style-name="a859" text:class-names="">something</text:span><text:span text:style-name="a860" text:class-names=""><text:s text:c="1"/>done</text:span><text:span text:style-name="a861" text:class-names="">:</text:span><text:span text:style-name="a862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68" text:class-names="">I’m</text:span><text:span text:style-name="a869" text:class-names=""> </text:span><text:span text:style-name="a870" text:class-names="">getting</text:span><text:span text:style-name="a871" text:class-names=""> </text:span><text:span text:style-name="a872" text:class-names="">the</text:span><text:span text:style-name="a873" text:class-names=""><text:s text:c="1"/></text:span><text:span text:style-name="a874" text:class-names="">computer</text:span><text:span text:style-name="a875" text:class-names=""> </text:span><text:span text:style-name="a876" text:class-names="">repaired</text:span><text:span text:style-name="a877" text:class-names=""> </text:span><text:span text:style-name="a878" text:class-names="">on</text:span><text:span text:style-name="a879" text:class-names=""><text:s text:c="1"/></text:span><text:span text:style-name="a880" text:class-names="">Monday</text:span><text:span text:style-name="a881" text:class-names="">.</text:span><text:span text:style-name="a882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  <text:list text:style-name="a916">
              <text:list-item>
                <text:p text:style-name="a915" text:class-names="" text:cond-style-name=""><text:span text:style-name="a888" text:class-names="">I’m</text:span><text:span text:style-name="a889" text:class-names=""><text:s text:c="1"/></text:span><text:span text:style-name="a890" text:class-names="">going</text:span><text:span text:style-name="a891" text:class-names=""><text:s text:c="1"/></text:span><text:span text:style-name="a892" text:class-names="">to</text:span><text:span text:style-name="a893" text:class-names=""><text:s text:c="1"/></text:span><text:span text:style-name="a894" text:class-names="">the</text:span><text:span text:style-name="a895" text:class-names=""><text:s text:c="1"/></text:span><text:span text:style-name="a896" text:class-names="">supermarket</text:span><text:span text:style-name="a897" text:class-names=""><text:s text:c="1"/>so<text:s text:c="1"/></text:span><text:span text:style-name="a898" text:class-names="">I’ll</text:span><text:span text:style-name="a899" text:class-names=""> </text:span><text:span text:style-name="a900" text:class-names="">get</text:span><text:span text:style-name="a901" text:class-names=""> </text:span><text:span text:style-name="a902" text:class-names="">your</text:span><text:span text:style-name="a903" text:class-names=""><text:s text:c="1"/></text:span><text:span text:style-name="a904" text:class-names="">jacket</text:span><text:span text:style-name="a905" text:class-names=""> </text:span><text:span text:style-name="a906" text:class-names="">cleaned</text:span><text:span text:style-name="a907" text:class-names=""> </text:span><text:span text:style-name="a908" text:class-names="">if</text:span><text:span text:style-name="a909" text:class-names=""><text:s text:c="1"/></text:span><text:span text:style-name="a910" text:class-names="">you</text:span><text:span text:style-name="a911" text:class-names=""><text:s text:c="1"/></text:span><text:span text:style-name="a912" text:class-names="">like</text:span><text:span text:style-name="a913" text:class-names="">.</text:span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20" text:class-names="">We</text:span><text:span text:style-name="a921" text:class-names=""><text:s text:c="1"/></text:span><text:span text:style-name="a922" text:class-names="">also</text:span><text:span text:style-name="a923" text:class-names=""><text:s text:c="1"/>use </text:span><text:span text:style-name="a924" text:class-names="">get</text:span><text:span text:style-name="a925" text:class-names=""> +<text:s text:c="1"/></text:span><text:span text:style-name="a926" text:class-names="">noun</text:span><text:span text:style-name="a927" text:class-names=""><text:s text:c="1"/></text:span><text:span text:style-name="a928" text:class-names="">phrase</text:span><text:span text:style-name="a929" text:class-names=""><text:s text:c="1"/></text:span><text:span text:style-name="a930" text:class-names="">object</text:span><text:span text:style-name="a931" text:class-names=""><text:s text:c="1"/>(o) +<text:s text:c="1"/></text:span><text:span text:style-name="a932" text:class-names="">object</text:span><text:span text:style-name="a933" text:class-names=""><text:s text:c="1"/></text:span><text:span text:style-name="a934" text:class-names="">complement</text:span><text:span text:style-name="a935" text:class-names=""><text:s text:c="1"/>(</text:span><text:span text:style-name="a936" text:class-names="">oc</text:span><text:span text:style-name="a937" text:class-names="">)<text:s text:c="1"/></text:span><text:span text:style-name="a938" text:class-names="">to</text:span><text:span text:style-name="a939" text:class-names=""><text:s text:c="1"/>mean<text:s text:c="1"/></text:span><text:span text:style-name="a940" text:class-names="">that</text:span><text:span text:style-name="a941" text:class-names=""><text:s text:c="1"/></text:span><text:span text:style-name="a942" text:class-names="">we</text:span><text:span text:style-name="a943" text:class-names=""><text:s text:c="1"/>cause<text:s text:c="1"/></text:span><text:span text:style-name="a944" text:class-names="">something</text:span><text:span text:style-name="a945" text:class-names=""><text:s text:c="1"/></text:span><text:span text:style-name="a946" text:class-names="">to</text:span><text:span text:style-name="a947" text:class-names=""><text:s text:c="1"/></text:span><text:span text:style-name="a948" text:class-names="">happen</text:span><text:span text:style-name="a949" text:class-names="">:</text:span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56" text:class-names="">[at a hotel<text:s text:c="1"/></text:span><text:span text:style-name="a957" text:class-names="">reception</text:span><text:span text:style-name="a958" text:class-names=""><text:s text:c="1"/></text:span><text:span text:style-name="a959" text:class-names="">desk</text:span><text:span text:style-name="a960" text:class-names="">]</text:span><text:span text:style-name="a96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64" text:class-names="">Sorry</text:span><text:span text:style-name="a965" text:class-names=""><text:s text:c="1"/></text:span><text:span text:style-name="a966" text:class-names="">to</text:span><text:span text:style-name="a967" text:class-names=""><text:s text:c="1"/></text:span><text:span text:style-name="a968" text:class-names="">keep</text:span><text:span text:style-name="a969" text:class-names=""><text:s text:c="1"/></text:span><text:span text:style-name="a970" text:class-names="">you</text:span><text:span text:style-name="a971" text:class-names=""><text:s text:c="1"/></text:span><text:span text:style-name="a972" text:class-names="">waiting</text:span><text:span text:style-name="a973" text:class-names="">.<text:s text:c="1"/></text:span><text:span text:style-name="a974" text:class-names="">We’re</text:span><text:span text:style-name="a975" text:class-names=""><text:s text:c="1"/></text:span><text:span text:style-name="a976" text:class-names="">just</text:span><text:span text:style-name="a977" text:class-names=""> </text:span><text:span text:style-name="a978" text:class-names="">getting</text:span><text:span text:style-name="a979" text:class-names=""> </text:span><text:span text:style-name="a980" text:class-names="">[O]</text:span><text:span text:style-name="a981" text:class-names="">the</text:span><text:span text:style-name="a982" text:class-names=""><text:s text:c="1"/></text:span><text:span text:style-name="a983" text:class-names="">bill</text:span><text:span text:style-name="a984" text:class-names=""> </text:span><text:span text:style-name="a985" text:class-names="">[OC]</text:span><text:span text:style-name="a986" text:class-names="">ready</text:span><text:span text:style-name="a987" text:class-names=""> </text:span><text:span text:style-name="a988" text:class-names="">for</text:span><text:span text:style-name="a989" text:class-names=""><text:s text:c="1"/></text:span><text:span text:style-name="a990" text:class-names="">you</text:span><text:span text:style-name="a991" text:class-names=""><text:s text:c="1"/></text:span><text:span text:style-name="a992" text:class-names="">now</text:span><text:span text:style-name="a993" text:class-names="">.</text:span><text:span text:style-name="a994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</draw:text-box>
          <svg:title/>
          <svg:desc/>
        </draw:frame>
      </draw:page>
      <draw:page draw:name="Slide6" draw:style-name="a1001" draw:master-page-name="Master1-Layout2-obj-Título-y-objetos" presentation:presentation-page-layout-name="Master1-PPL2" draw:id="Slide-261">
        <draw:frame draw:id="id74" presentation:style-name="a1153" draw:name="Marcador de contenido 2" svg:x="0.91667in" svg:y="1.36381in" svg:width="11.5in" svg:height="4.75868in" presentation:class="outline" presentation:placeholder="false">
          <draw:text-box>
            <text:list text:style-name="a1034">
              <text:list-item>
                <text:p text:style-name="a1033" text:class-names="" text:cond-style-name=""><text:span text:style-name="a1002" text:class-names="">Get</text:span><text:span text:style-name="a1003" text:class-names=""> +<text:s text:c="1"/></text:span><text:span text:style-name="a1004" text:class-names="">object</text:span><text:span text:style-name="a1005" text:class-names=""><text:s text:c="1"/>+<text:s text:c="1"/></text:span><text:span text:style-name="a1006" text:class-names="">infinitive</text:span><text:span text:style-name="a1007" text:class-names=""><text:s text:c="1"/></text:span><text:span text:style-name="a1008" text:class-names="">with</text:span><text:span text:style-name="a1009" text:class-names=""> </text:span><text:span text:style-name="a1010" text:class-names="">to</text:span><text:span text:style-name="a1011" text:class-names="">, and </text:span><text:span text:style-name="a1012" text:class-names="">get</text:span><text:span text:style-name="a1013" text:class-names=""> +<text:s text:c="1"/></text:span><text:span text:style-name="a1014" text:class-names="">object</text:span><text:span text:style-name="a1015" text:class-names=""><text:s text:c="1"/>+ -</text:span><text:span text:style-name="a1016" text:class-names="">ing</text:span><text:span text:style-name="a1017" text:class-names=""> </text:span><text:span text:style-name="a1018" text:class-names="">form</text:span><text:span text:style-name="a1019" text:class-names=""><text:s text:c="1"/></text:span><text:span text:style-name="a1020" text:class-names="">have</text:span><text:span text:style-name="a1021" text:class-names=""><text:s text:c="1"/>similar<text:s text:c="1"/></text:span><text:span text:style-name="a1022" text:class-names="">meanings</text:span><text:span text:style-name="a1023" text:class-names=""><text:s text:c="1"/></text:span><text:span text:style-name="a1024" text:class-names="">of</text:span><text:span text:style-name="a1025" text:class-names=""><text:s text:c="1"/>‘cause<text:s text:c="1"/></text:span><text:span text:style-name="a1026" text:class-names="">or</text:span><text:span text:style-name="a1027" text:class-names=""><text:s text:c="1"/>persuade<text:s text:c="1"/></text:span><text:span text:style-name="a1028" text:class-names="">to</text:span><text:span text:style-name="a1029" text:class-names=""><text:s text:c="1"/></text:span><text:span text:style-name="a1030" text:class-names="">happen</text:span><text:span text:style-name="a1031" text:class-names="">’:</text:span><text:span text:style-name="a1032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  <text:list text:style-name="a1081">
              <text:list-item>
                <text:p text:style-name="a1080" text:class-names="" text:cond-style-name=""><text:span text:style-name="a1038" text:class-names="">They</text:span><text:span text:style-name="a1039" text:class-names=""> </text:span><text:span text:style-name="a1040" text:class-names="">got</text:span><text:span text:style-name="a1041" text:class-names=""> me </text:span><text:span text:style-name="a1042" text:class-names="">to</text:span><text:span text:style-name="a1043" text:class-names=""><text:s text:c="1"/></text:span><text:span text:style-name="a1044" text:class-names="">talk</text:span><text:span text:style-name="a1045" text:class-names=""> </text:span><text:span text:style-name="a1046" text:class-names="">to</text:span><text:span text:style-name="a1047" text:class-names=""><text:s text:c="1"/></text:span><text:span text:style-name="a1048" text:class-names="">the</text:span><text:span text:style-name="a1049" text:class-names=""><text:s text:c="1"/></text:span><text:span text:style-name="a1050" text:class-names="">police</text:span><text:span text:style-name="a1051" text:class-names="">,<text:s text:c="1"/></text:span><text:span text:style-name="a1052" text:class-names="">even</text:span><text:span text:style-name="a1053" text:class-names=""><text:s text:c="1"/></text:span><text:span text:style-name="a1054" text:class-names="">though</text:span><text:span text:style-name="a1055" text:class-names=""><text:s text:c="1"/>I<text:s text:c="1"/></text:span><text:span text:style-name="a1056" text:class-names="">knew</text:span><text:span text:style-name="a1057" text:class-names=""><text:s text:c="1"/></text:span><text:span text:style-name="a1058" text:class-names="">it</text:span><text:span text:style-name="a1059" text:class-names=""><text:s text:c="1"/></text:span><text:span text:style-name="a1060" text:class-names="">wouldn’t</text:span><text:span text:style-name="a1061" text:class-names=""><text:s text:c="1"/></text:span><text:span text:style-name="a1062" text:class-names="">help</text:span><text:span text:style-name="a1063" text:class-names="">.</text:span><text:span text:style-name="a1064" text:class-names=""> (</text:span><text:span text:style-name="a1065" text:class-names="">They</text:span><text:span text:style-name="a1066" text:class-names=""><text:s text:c="1"/></text:span><text:span text:style-name="a1067" text:class-names="">persuaded</text:span><text:span text:style-name="a1068" text:class-names=""><text:s text:c="1"/>me<text:s text:c="1"/></text:span><text:span text:style-name="a1069" text:class-names="">to</text:span><text:span text:style-name="a1070" text:class-names=""><text:s text:c="1"/></text:span><text:span text:style-name="a1071" text:class-names="">talk</text:span><text:span text:style-name="a1072" text:class-names=""><text:s text:c="1"/></text:span><text:span text:style-name="a1073" text:class-names="">to</text:span><text:span text:style-name="a1074" text:class-names=""><text:s text:c="1"/></text:span><text:span text:style-name="a1075" text:class-names="">the</text:span><text:span text:style-name="a1076" text:class-names=""><text:s text:c="1"/></text:span><text:span text:style-name="a1077" text:class-names="">police</text:span><text:span text:style-name="a1078" text:class-names=""><text:s text:c="1"/>…)</text:span><text:span text:style-name="a1079" text:class-names=""/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  <text:list text:style-name="a1101">
              <text:list-item>
                <text:p text:style-name="a1100" text:class-names="" text:cond-style-name=""><text:span text:style-name="a1085" text:class-names="">Can<text:s text:c="1"/></text:span><text:span text:style-name="a1086" text:class-names="">you</text:span><text:span text:style-name="a1087" text:class-names=""><text:s text:c="1"/></text:span><text:span text:style-name="a1088" text:class-names="">help</text:span><text:span text:style-name="a1089" text:class-names=""><text:s text:c="1"/>me </text:span><text:span text:style-name="a1090" text:class-names="">get</text:span><text:span text:style-name="a1091" text:class-names=""> </text:span><text:span text:style-name="a1092" text:class-names="">this</text:span><text:span text:style-name="a1093" text:class-names=""><text:s text:c="1"/></text:span><text:span text:style-name="a1094" text:class-names="">printer</text:span><text:span text:style-name="a1095" text:class-names=""><text:s text:c="1"/></text:span><text:span text:style-name="a1096" text:class-names="">work</text:span><text:span text:style-name="a1097" text:class-names="">ing</text:span><text:span text:style-name="a1098" text:class-names="">?</text:span><text:span text:style-name="a1099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05" text:class-names="">Get</text:span><text:span text:style-name="a1106" text:class-names=""> </text:span><text:span text:style-name="a1107" text:class-names="">is</text:span><text:span text:style-name="a1108" text:class-names=""><text:s text:c="1"/>a<text:s text:c="1"/></text:span><text:span text:style-name="a1109" text:class-names="">word</text:span><text:span text:style-name="a1110" text:class-names=""><text:s text:c="1"/></text:span><text:span text:style-name="a1111" text:class-names="">with</text:span><text:span text:style-name="a1112" text:class-names=""><text:s text:c="1"/></text:span><text:span text:style-name="a1113" text:class-names="">many</text:span><text:span text:style-name="a1114" text:class-names=""><text:s text:c="1"/></text:span><text:span text:style-name="a1115" text:class-names="">different</text:span><text:span text:style-name="a1116" text:class-names=""><text:s text:c="1"/></text:span><text:span text:style-name="a1117" text:class-names="">meanings</text:span><text:span text:style-name="a1118" text:class-names="">.<text:s text:c="1"/></text:span><text:span text:style-name="a1119" text:class-names="">You</text:span><text:span text:style-name="a1120" text:class-names=""><text:s text:c="1"/></text:span><text:span text:style-name="a1121" text:class-names="">will</text:span><text:span text:style-name="a1122" text:class-names=""><text:s text:c="1"/></text:span><text:span text:style-name="a1123" text:class-names="">find</text:span><text:span text:style-name="a1124" text:class-names=""><text:s text:c="1"/></text:span><text:span text:style-name="a1125" text:class-names="">other</text:span><text:span text:style-name="a1126" text:class-names=""><text:s text:c="1"/></text:span><text:span text:style-name="a1127" text:class-names="">meanings</text:span><text:span text:style-name="a1128" text:class-names=""><text:s text:c="1"/></text:span><text:span text:style-name="a1129" text:class-names="">of</text:span><text:span text:style-name="a1130" text:class-names=""> </text:span><text:span text:style-name="a1131" text:class-names="">get</text:span><text:span text:style-name="a1132" text:class-names="">, and<text:s text:c="1"/></text:span><text:span text:style-name="a1133" text:class-names="">phrasal</text:span><text:span text:style-name="a1134" text:class-names=""><text:s text:c="1"/></text:span><text:span text:style-name="a1135" text:class-names="">verbs</text:span><text:span text:style-name="a1136" text:class-names=""><text:s text:c="1"/></text:span><text:span text:style-name="a1137" text:class-names="">with</text:span><text:span text:style-name="a1138" text:class-names=""> </text:span><text:span text:style-name="a1139" text:class-names="">get</text:span><text:span text:style-name="a1140" text:class-names="">, in a<text:s text:c="1"/></text:span><text:span text:style-name="a1141" text:class-names="">good</text:span><text:span text:style-name="a1142" text:class-names=""><text:s text:c="1"/></text:span><text:span text:style-name="a1143" text:class-names="">learner’s</text:span><text:span text:style-name="a1144" text:class-names=""><text:s text:c="1"/></text:span><text:span text:style-name="a1145" text:class-names="">dictionary</text:span><text:span text:style-name="a1146" text:class-names="">.</text:span><text:span text:style-name="a1147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7" draw:style-name="a1154" draw:master-page-name="Master1-Layout3-secHead-Encabezado-de-sección" presentation:presentation-page-layout-name="Master1-PPL3" draw:id="Slide-262">
        <draw:custom-shape svg:width="7.00617in" svg:height="5.29321in" draw:id="id75" draw:style-name="a1157" draw:transform="translate(-3.50309in -2.6466in) rotate(-0.12217) translate(4.40741in 3.35031in)" draw:name="Nube 3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ustom-shape svg:x="10.70563in" svg:y="6.69329in" svg:width="2.51543in" svg:height="0.70988in" draw:id="id76" draw:style-name="a1160" draw:name="Rectángulo 8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1166" draw:name="Título 1" svg:x="2.29861in" svg:y="2.08584in" svg:width="4.23148in" svg:height="1.49942in" presentation:class="title" presentation:placeholder="false">
          <draw:text-box>
            <text:p text:style-name="a1165" text:class-names="" text:cond-style-name=""><text:span text:style-name="a1161" text:class-names="">Thank</text:span><text:span text:style-name="a1162" text:class-names=""><text:s text:c="1"/></text:span><text:span text:style-name="a1163" text:class-names="">you</text:span><text:span text:style-name="a1164" text:class-names=""/></text:p>
          </draw:text-box>
          <svg:title/>
          <svg:desc/>
        </draw:frame>
        <draw:frame draw:id="id78" presentation:style-name="a1171" draw:name="Marcador de texto 2" svg:x="10.87886in" svg:y="6.85552in" svg:width="2.16358in" svg:height="0.52951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7" text:class-names="">Jessica Duarte</text:span><text:span text:style-name="a11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el estilo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6/02/2021</text:date></text:span><text:span text:style-name="a22" text:class-names=""/></text:p>
        </draw:text-box>
        <svg:title/>
        <svg:desc/>
      </draw:frame>
      <draw:frame draw:id="id3" presentation:style-name="a27" draw:name="Marcador de pie de página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Marcador de número de diapositiva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2">
      <draw:frame draw:id="id5" presentation:style-name="a35" draw:name="Título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Haga clic para modificar el estilo de título del patrón</text:span></text:p>
        </draw:text-box>
        <svg:title/>
        <svg:desc/>
      </draw:frame>
      <draw:frame draw:id="id6" presentation:style-name="a38" draw:name="Subtítulo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Haga clic para modificar el estilo de subtítulo del patrón</text:span></text:p>
        </draw:text-box>
        <svg:title/>
        <svg:desc/>
      </draw:frame>
      <draw:frame draw:id="id7" presentation:style-name="a43" draw:name="Marcador de fecha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06/02/2021</text:date></text:span><text:span text:style-name="a41" text:class-names=""/></text:p>
        </draw:text-box>
        <svg:title/>
        <svg:desc/>
      </draw:frame>
      <draw:frame draw:id="id8" presentation:style-name="a46" draw:name="Marcador de pie de página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Marcador de número de diapositiva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Nº›</text:page-number></text:span><text:span text:style-name="a48" text:class-names=""/></text:p>
        </draw:text-box>
        <svg:title/>
        <svg:desc/>
      </draw:frame>
    </style:master-page>
    <style:master-page style:name="Master1-Layout2-obj-Título-y-objetos" style:page-layout-name="pageLayout1" draw:style-name="a51">
      <draw:frame draw:id="id10" presentation:style-name="a54" draw:name="Título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Haga clic para modificar el estilo de título del patrón</text:span></text:p>
        </draw:text-box>
        <svg:title/>
        <svg:desc/>
      </draw:frame>
      <draw:frame draw:id="id11" presentation:style-name="a70" draw:name="Marcador de contenido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Haga clic para modificar el estilo de texto del patrón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gundo ni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Marcador de fecha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06/02/2021</text:date></text:span><text:span text:style-name="a73" text:class-names=""/></text:p>
        </draw:text-box>
        <svg:title/>
        <svg:desc/>
      </draw:frame>
      <draw:frame draw:id="id13" presentation:style-name="a78" draw:name="Marcador de pie de página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Marcador de número de diapositiva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º›</text:page-number></text:span><text:span text:style-name="a80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3">
      <draw:frame draw:id="id15" presentation:style-name="a86" draw:name="Título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Haga clic para modificar el estilo de título del patrón</text:span></text:p>
        </draw:text-box>
        <svg:title/>
        <svg:desc/>
      </draw:frame>
      <draw:frame draw:id="id16" presentation:style-name="a90" draw:name="Marcador de texto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Haga clic para modificar el estilo de texto del patrón</text:span></text:p>
            </text:list-item>
          </text:list>
        </draw:text-box>
        <svg:title/>
        <svg:desc/>
      </draw:frame>
      <draw:frame draw:id="id17" presentation:style-name="a95" draw:name="Marcador de fecha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06/02/2021</text:date></text:span><text:span text:style-name="a93" text:class-names=""/></text:p>
        </draw:text-box>
        <svg:title/>
        <svg:desc/>
      </draw:frame>
      <draw:frame draw:id="id18" presentation:style-name="a98" draw:name="Marcador de pie de página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Marcador de número de diapositiva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Nº›</text:page-number></text:span><text:span text:style-name="a100" text:class-names=""/></text:p>
        </draw:text-box>
        <svg:title/>
        <svg:desc/>
      </draw:frame>
    </style:master-page>
    <style:master-page style:name="Master1-Layout4-twoObj-Dos-objetos" style:page-layout-name="pageLayout1" draw:style-name="a103">
      <draw:frame draw:id="id20" presentation:style-name="a106" draw:name="Título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Haga clic para modificar el estilo de título del patrón</text:span></text:p>
        </draw:text-box>
        <svg:title/>
        <svg:desc/>
      </draw:frame>
      <draw:frame draw:id="id21" presentation:style-name="a122" draw:name="Marcador de contenido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Haga clic para modificar el estilo de texto del patró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i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Marcador de contenido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Haga clic para modificar el estilo de texto del patró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gundo ni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Marcador de fecha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06/02/2021</text:date></text:span><text:span text:style-name="a141" text:class-names=""/></text:p>
        </draw:text-box>
        <svg:title/>
        <svg:desc/>
      </draw:frame>
      <draw:frame draw:id="id24" presentation:style-name="a146" draw:name="Marcador de pie de página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Marcador de número de diapositiva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Nº›</text:page-number></text:span><text:span text:style-name="a148" text:class-names=""/></text:p>
        </draw:text-box>
        <svg:title/>
        <svg:desc/>
      </draw:frame>
    </style:master-page>
    <style:master-page style:name="Master1-Layout5-twoTxTwoObj-Comparación" style:page-layout-name="pageLayout1" draw:style-name="a151">
      <draw:frame draw:id="id26" presentation:style-name="a154" draw:name="Título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Haga clic para modificar el estilo de título del patrón</text:span></text:p>
        </draw:text-box>
        <svg:title/>
        <svg:desc/>
      </draw:frame>
      <draw:frame draw:id="id27" presentation:style-name="a158" draw:name="Marcador de texto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Haga clic para modificar el estilo de texto del patrón</text:span></text:p>
            </text:list-item>
          </text:list>
        </draw:text-box>
        <svg:title/>
        <svg:desc/>
      </draw:frame>
      <draw:frame draw:id="id28" presentation:style-name="a174" draw:name="Marcador de contenido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Haga clic para modificar el estilo de texto del patró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gundo ni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Marcador de texto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Haga clic para modificar el estilo de texto del patrón</text:span></text:p>
            </text:list-item>
          </text:list>
        </draw:text-box>
        <svg:title/>
        <svg:desc/>
      </draw:frame>
      <draw:frame draw:id="id30" presentation:style-name="a194" draw:name="Marcador de contenido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Haga clic para modificar el estilo de texto del patrón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gundo ni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Marcador de fecha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06/02/2021</text:date></text:span><text:span text:style-name="a197" text:class-names=""/></text:p>
        </draw:text-box>
        <svg:title/>
        <svg:desc/>
      </draw:frame>
      <draw:frame draw:id="id32" presentation:style-name="a202" draw:name="Marcador de pie de página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Marcador de número de diapositiva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Nº›</text:page-number></text:span><text:span text:style-name="a204" text:class-names=""/></text:p>
        </draw:text-box>
        <svg:title/>
        <svg:desc/>
      </draw:frame>
    </style:master-page>
    <style:master-page style:name="Master1-Layout6-titleOnly-Solo-el-título" style:page-layout-name="pageLayout1" draw:style-name="a207">
      <draw:frame draw:id="id34" presentation:style-name="a210" draw:name="Título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Haga clic para modificar el estilo de título del patrón</text:span></text:p>
        </draw:text-box>
        <svg:title/>
        <svg:desc/>
      </draw:frame>
      <draw:frame draw:id="id35" presentation:style-name="a215" draw:name="Marcador de fecha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06/02/2021</text:date></text:span><text:span text:style-name="a213" text:class-names=""/></text:p>
        </draw:text-box>
        <svg:title/>
        <svg:desc/>
      </draw:frame>
      <draw:frame draw:id="id36" presentation:style-name="a218" draw:name="Marcador de pie de página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Marcador de número de diapositiva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Nº›</text:page-number></text:span><text:span text:style-name="a220" text:class-names=""/></text:p>
        </draw:text-box>
        <svg:title/>
        <svg:desc/>
      </draw:frame>
    </style:master-page>
    <style:master-page style:name="Master1-Layout7-blank-En-blanco" style:page-layout-name="pageLayout1" draw:style-name="a223">
      <draw:frame draw:id="id38" presentation:style-name="a228" draw:name="Marcador de fecha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06/02/2021</text:date></text:span><text:span text:style-name="a226" text:class-names=""/></text:p>
        </draw:text-box>
        <svg:title/>
        <svg:desc/>
      </draw:frame>
      <draw:frame draw:id="id39" presentation:style-name="a231" draw:name="Marcador de pie de página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Marcador de número de diapositiva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Nº›</text:page-number></text:span><text:span text:style-name="a233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36">
      <draw:frame draw:id="id41" presentation:style-name="a239" draw:name="Título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Haga clic para modificar el estilo de título del patrón</text:span></text:p>
        </draw:text-box>
        <svg:title/>
        <svg:desc/>
      </draw:frame>
      <draw:frame draw:id="id42" presentation:style-name="a255" draw:name="Marcador de contenido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Haga clic para modificar el estilo de texto del patró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gundo ni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Marcador de texto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el estilo de texto del patrón</text:span></text:p>
            </text:list-item>
          </text:list>
        </draw:text-box>
        <svg:title/>
        <svg:desc/>
      </draw:frame>
      <draw:frame draw:id="id44" presentation:style-name="a264" draw:name="Marcador de fecha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06/02/2021</text:date></text:span><text:span text:style-name="a262" text:class-names=""/></text:p>
        </draw:text-box>
        <svg:title/>
        <svg:desc/>
      </draw:frame>
      <draw:frame draw:id="id45" presentation:style-name="a267" draw:name="Marcador de pie de página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Marcador de número de diapositiva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Nº›</text:page-number></text:span><text:span text:style-name="a269" text:class-names=""/></text:p>
        </draw:text-box>
        <svg:title/>
        <svg:desc/>
      </draw:frame>
    </style:master-page>
    <style:master-page style:name="Master1-Layout9-picTx-Imagen-con-título" style:page-layout-name="pageLayout1" draw:style-name="a272">
      <draw:frame draw:id="id47" presentation:style-name="a275" draw:name="Título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Haga clic para modificar el estilo de título del patrón</text:span></text:p>
        </draw:text-box>
        <svg:title/>
        <svg:desc/>
      </draw:frame>
      <draw:frame draw:id="id48" presentation:style-name="a278" draw:name="Marcador de posición de imagen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Marcador de texto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287" draw:name="Marcador de fecha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06/02/2021</text:date></text:span><text:span text:style-name="a285" text:class-names=""/></text:p>
        </draw:text-box>
        <svg:title/>
        <svg:desc/>
      </draw:frame>
      <draw:frame draw:id="id51" presentation:style-name="a290" draw:name="Marcador de pie de página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Marcador de número de diapositiva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Nº›</text:page-number></text:span><text:span text:style-name="a292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295">
      <draw:frame draw:id="id53" presentation:style-name="a298" draw:name="Título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Haga clic para modificar el estilo de título del patrón</text:span></text:p>
        </draw:text-box>
        <svg:title/>
        <svg:desc/>
      </draw:frame>
      <draw:frame draw:id="id54" presentation:style-name="a314" draw:name="Marcador de texto vertical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Haga clic para modificar el estilo de texto del patró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gundo ni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Marcador de fecha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06/02/2021</text:date></text:span><text:span text:style-name="a317" text:class-names=""/></text:p>
        </draw:text-box>
        <svg:title/>
        <svg:desc/>
      </draw:frame>
      <draw:frame draw:id="id56" presentation:style-name="a322" draw:name="Marcador de pie de página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Marcador de número de diapositiva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Nº›</text:page-number></text:span><text:span text:style-name="a32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27">
      <draw:frame draw:id="id58" presentation:style-name="a330" draw:name="Título vertical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Haga clic para modificar el estilo de título del patrón</text:span></text:p>
        </draw:text-box>
        <svg:title/>
        <svg:desc/>
      </draw:frame>
      <draw:frame draw:id="id59" presentation:style-name="a346" draw:name="Marcador de texto vertical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Haga clic para modificar el estilo de texto del patró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gundo ni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Marcador de fecha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06/02/2021</text:date></text:span><text:span text:style-name="a349" text:class-names=""/></text:p>
        </draw:text-box>
        <svg:title/>
        <svg:desc/>
      </draw:frame>
      <draw:frame draw:id="id61" presentation:style-name="a354" draw:name="Marcador de pie de página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Marcador de número de diapositiva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Nº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/>
    <dc:creator/>
    <meta:creation-date>2021-02-06T16:04:57Z</meta:creation-date>
    <dc:date>2021-02-06T16:45:36Z</dc:date>
    <meta:editing-cycles>159</meta:editing-cycles>
    <meta:editing-duration>PT0S</meta:editing-duration>
    <meta:document-statistic meta:paragraph-count="0" meta:word-count="0"/>
  </office:meta>
</office:document-meta>
</file>